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6" style:family="table-cell" style:parent-style-name="Default">
      <style:text-properties style:font-name="Liberation Mon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rev1.K2">
          <table:error-message table:message-type="stop" table:display="true"/>
        </table:content-validation>
      </table:content-validations>
      <table:table table:name="re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8" table:number-columns-repeated="3"/>
          <table:table-cell/>
          <table:table-cell table:style-name="ce18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8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rev1.M2:rev1.M53">
            <calcext:condition calcext:apply-style-name="Bad" calcext:value="contains-text(&quot;not&quot;)" calcext:base-cell-address="rev1.M2"/>
          </calcext:conditional-format>
          <calcext:conditional-format calcext:target-range-address="rev1.M2:rev1.M53">
            <calcext:condition calcext:apply-style-name="Neutral" calcext:value="contains-text(&quot;ordered&quot;`)" calcext:base-cell-address="rev1.M2"/>
          </calcext:conditional-format>
          <calcext:conditional-format calcext:target-range-address="rev1.M2:rev1.M53">
            <calcext:condition calcext:apply-style-name="Good" calcext:value="contains-text(&quot;received&quot;)" calcext:base-cell-address="rev1.M2"/>
          </calcext:conditional-format>
          <calcext:conditional-format calcext:target-range-address="rev1.M2:rev1.M53">
            <calcext:condition calcext:apply-style-name="Warning" calcext:value="contains-text(&quot;cancelled&quot;)" calcext:base-cell-address="rev1.M2"/>
          </calcext:conditional-format>
        </calcext:conditional-formats>
      </table:table>
      <table:table table:name="rev2" table:style-name="ta1">
        <table:table-column table:style-name="co13" table:default-cell-style-name="ce4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ce7"/>
        <table:table-column table:style-name="co18" table:default-cell-style-name="ce46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  <table:table-cell table:style-name="ce44" office:value-type="string" calcext:value-type="string">
            <text:p>Material</text:p>
          </table:table-cell>
          <table:table-cell table:style-name="ce44" office:value-type="string" calcext:value-type="string">
            <text:p>Manufacturing Method</text:p>
          </table:table-cell>
          <table:table-cell table:style-name="ce44" office:value-type="string" calcext:value-type="string">
            <text:p>Mass (kg)</text:p>
          </table:table-cell>
          <table:table-cell table:style-name="ce44" office:value-type="string" calcext:value-type="string">
            <text:p>Latest Version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/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Refractory Brick</text:p>
          </table:table-cell>
          <table:table-cell office:value-type="string" calcext:value-type="string">
            <text:p>mitre saw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/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mitre saw</text:p>
          </table:table-cell>
          <table:table-cell/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/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CNC mill</text:p>
          </table:table-cell>
          <table:table-cell/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OCT-UFPNL-AA</text:p>
          </table:table-cell>
          <table:table-cell office:value-type="string" calcext:value-type="string">
            <text:p>upper frame panel – base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 + bend</text:p>
          </table:table-cell>
          <table:table-cell/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OCT-CHTOP-AA</text:p>
          </table:table-cell>
          <table:table-cell office:value-type="string" calcext:value-type="string">
            <text:p>chamber top panel</text:p>
          </table:table-cell>
          <table:table-cell office:value-type="string" calcext:value-type="string">
            <text:p>MRAD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laser cut</text:p>
          </table:table-cell>
          <table:table-cell/>
          <table:table-cell office:value-type="string" calcext:value-type="string">
            <text:p>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21:35:15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20:53:01.325000000</meta:creation-date>
    <dc:date>2024-12-03T21:37:53.145000000</dc:date>
    <meta:editing-duration>PT23H18M51S</meta:editing-duration>
    <meta:editing-cycles>70</meta:editing-cycles>
    <meta:generator>LibreOffice/24.2.4.2$Windows_X86_64 LibreOffice_project/51a6219feb6075d9a4c46691dcfe0cd9c4fff3c2</meta:generator>
    <meta:document-statistic meta:table-count="2" meta:cell-count="414" meta:object-count="0"/>
  </office:meta>
</office:document-meta>
</file>